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013cm"/>
    </style:style>
    <style:style style:name="Tabela1.B" style:family="table-column">
      <style:table-column-properties style:column-width="7.123cm"/>
    </style:style>
    <style:style style:name="Tabela1.C" style:family="table-column">
      <style:table-column-properties style:column-width="4.8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3.665cm" style:use-optimal-row-height="fals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style:font-name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size-complex="14pt"/>
    </style:style>
    <style:style style:name="P12" style:family="paragraph" style:parent-style-name="Standard">
      <style:text-properties style:font-name="Arial" fo:font-size="16pt" fo:language="en" fo:country="US" style:font-size-asian="16pt" style:font-size-complex="16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text-autospace="non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text-autospace="none" style:vertical-align="auto">
        <style:tab-stops>
          <style:tab-stop style:position="1.27cm"/>
        </style:tab-stops>
      </style:paragraph-properties>
      <style:text-properties fo:hyphenate="true" fo:hyphenation-remain-char-count="0" fo:hyphenation-push-char-count="0"/>
    </style:style>
    <style:style style:name="P19" style:family="paragraph" style:parent-style-name="Normal">
      <style:paragraph-properties fo:text-align="end" style:justify-single-word="false"/>
      <style:text-properties style:font-name="Ari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font-name="Arial"/>
    </style:style>
    <style:style style:name="P22" style:family="paragraph" style:parent-style-name="Normal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24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5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28" style:family="paragraph" style:parent-style-name="Standard">
      <style:paragraph-properties fo:margin-left="9.843cm" fo:margin-right="0cm" fo:text-align="end" style:justify-single-word="false" fo:text-indent="0cm" style:auto-text-indent="false">
        <style:tab-stops/>
      </style:paragraph-properties>
      <style:text-properties style:font-name="Arial" fo:font-style="italic" style:font-style-asian="italic"/>
    </style:style>
    <style:style style:name="P29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>
        <style:tab-stops/>
      </style:paragraph-properties>
      <style:text-properties style:font-name="Arial" fo:font-weight="bold" style:font-weight-asian="bold"/>
    </style:style>
    <style:style style:name="P30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31" style:family="paragraph" style:parent-style-name="Standard">
      <style:paragraph-properties fo:margin-top="0cm" fo:margin-bottom="1.27cm" fo:text-align="center" style:justify-single-word="false" fo:break-before="page"/>
      <style:text-properties style:font-name="Arial" fo:font-weight="bold" style:font-weight-asian="bold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style:font-name-complex="Times New Roman"/>
    </style:style>
    <style:style style:name="P34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5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style:font-style-asian="italic" style:font-name-complex="Times New Roman"/>
    </style:style>
    <style:style style:name="P36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name-complex="Arial" style:font-weight-complex="normal"/>
    </style:style>
    <style:style style:name="P37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margin-left="5.0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/>
    </style:style>
    <style:style style:name="P41" style:family="paragraph" style:parent-style-name="Standard" style:master-page-name="MPF1">
      <style:paragraph-properties fo:text-align="center" style:justify-single-word="false" style:page-number="auto" fo:break-before="page"/>
      <style:text-properties style:font-name="Arial"/>
    </style:style>
    <style:style style:name="P42" style:family="paragraph" style:parent-style-name="Standard" style:master-page-name="MPF2">
      <style:paragraph-properties fo:text-align="center" style:justify-single-word="false" style:page-number="auto" fo:break-before="page"/>
      <style:text-properties style:font-name="Arial"/>
    </style:style>
    <style:style style:name="P43" style:family="paragraph" style:parent-style-name="Standard">
      <style:text-properties style:font-name="Ari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4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/>
    </style:style>
    <style:style style:name="P51" style:family="paragraph" style:parent-style-name="Standard">
      <style:paragraph-properties fo:text-align="center" style:justify-single-word="false"/>
      <style:text-properties style:font-name="Arial"/>
    </style:style>
    <style:style style:name="P52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53" style:family="paragraph" style:parent-style-name="Standard">
      <style:paragraph-properties fo:line-height="150%"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  <style:text-properties style:font-name="Arial"/>
    </style:style>
    <style:style style:name="P57" style:family="paragraph" style:parent-style-name="Standard">
      <style:paragraph-properties fo:margin-left="4.955cm" fo:margin-right="0cm" fo:line-height="100%" fo:text-align="justify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6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style:font-name="Arial" fo:background-color="transparent"/>
    </style:style>
    <style:style style:name="P62" style:family="paragraph" style:parent-style-name="Standard">
      <style:paragraph-properties fo:margin-left="3.96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"/>
    </style:style>
    <style:style style:name="P69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70" style:family="paragraph" style:parent-style-name="Heading_20_4">
      <style:paragraph-properties fo:margin-left="0cm" fo:margin-right="0cm" fo:margin-top="0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71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72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3" style:family="paragraph" style:parent-style-name="Heading_20_4">
      <style:paragraph-properties fo:margin-top="0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3">
      <style:paragraph-properties fo:text-align="center" style:justify-single-word="false" fo:break-before="page"/>
    </style:style>
    <style:style style:name="P7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style:font-name-complex="Times New Roman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font-style="italic" fo:background-color="transparent" style:font-style-asian="italic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fo:font-style="italic" style:font-size-asian="12pt" style:font-size-complex="12pt"/>
    </style:style>
    <style:style style:name="T11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background-color="transparent"/>
    </style:style>
    <style:style style:name="T15" style:family="text">
      <style:text-properties fo:color="#000000" style:font-name="Arial" style:letter-kerning="false" style:font-name-complex="Arial" style:language-complex="ar" style:country-complex="SA"/>
    </style:style>
    <style:style style:name="T16" style:family="text">
      <style:text-properties fo:color="#333333" style:font-name="Arial" fo:font-style="normal" style:font-style-asian="normal"/>
    </style:style>
    <style:style style:name="T17" style:family="text">
      <style:text-properties fo:font-style="italic" style:font-style-asian="italic" style:font-name-complex="Arial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-complex="Ari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5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/>
      <text:p text:style-name="P2"/>
      <text:p text:style-name="P2"/>
      <text:p text:style-name="P2">Jadson Ronald</text:p>
      <text:p text:style-name="P2">Phelipe Oliveira Melanias</text:p>
      <text:p text:style-name="P23">Thales Gilvan Imbruglia de Almeida Campos Pereira <text:s/></text:p>
      <text:p text:style-name="P4">CAPTAÇÃO DE RECURSOS ATRAVÉS DE UM CRM OPEN SOUR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41">Jadson Ronald</text:p>
      <text:p text:style-name="P2">Phelipe Oliveira Melanias</text:p>
      <text:p text:style-name="P24">Thales Gilvan Imbruglia de Almeida Campos Pereira <text:s/></text:p>
      <text:p text:style-name="P4">CAPTAÇÃO DE RECURSOS ATRAVÉS DE UM CRM OPEN SOURCE</text:p>
      <text:p text:style-name="P2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7"/>
      <text:p text:style-name="P2"/>
      <text:p text:style-name="P2"/>
      <text:p text:style-name="P2"/>
      <text:p text:style-name="P2">Maceió</text:p>
      <text:p text:style-name="P2">2011</text:p>
      <text:p text:style-name="P42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>Jadson Ronald</text:p>
      <text:p text:style-name="P2">Phelipe Oliveira Melanias</text:p>
      <text:p text:style-name="P2">Thales Gilvan Imbruglia de Almeida Campos Pereira <text:s/></text:p>
      <text:p text:style-name="P2"/>
      <text:p text:style-name="P2"/>
      <text:p text:style-name="P2"/>
      <text:p text:style-name="P2"/>
      <text:p text:style-name="P1"/>
      <text:p text:style-name="P4">CAPTAÇÃO DE RECURSOS ATRAVÉS DE UM CRM OPEN SOURCE</text:p>
      <text:p text:style-name="P4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6"/>
      <text:p text:style-name="P26"/>
      <text:p text:style-name="P3">Maceió/AL, ......... dia ............................................. de 2011.</text:p>
      <text:p text:style-name="P8"/>
      <text:p text:style-name="P8"/>
      <text:p text:style-name="P8"/>
      <text:p text:style-name="P8"/>
      <text:p text:style-name="P8"/>
      <text:p text:style-name="P5">__________________________________________________________</text:p>
      <text:p text:style-name="P18"><text:span text:style-name="Fonte_20_parág._20_padrão"><text:span text:style-name="T3">Prof.</text:span></text:span><text:span text:style-name="Fonte_20_parág._20_padrão"><text:span text:style-name="T4"> </text:span></text:span><text:span text:style-name="Fonte_20_parág._20_padrão"><text:span text:style-name="T5">Mestre </text:span></text:span><text:span text:style-name="Fonte_20_parág._20_padrão"><text:span text:style-name="T15">Leonardo Filipe Batista Silva de Carvalho</text:span></text:span></text:p>
      <text:p text:style-name="P15"><text:span text:style-name="Fonte_20_parág._20_padrão"><text:span text:style-name="T3">Orientador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2"/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0" text:outline-level="4"/>
      <text:h text:style-name="P70" text:outline-level="4"/>
      <text:h text:style-name="P70" text:outline-level="4"/>
      <text:h text:style-name="P70" text:outline-level="4"/>
      <text:h text:style-name="P70" text:outline-level="4"/>
      <text:p text:style-name="P19"><text:bookmark text:name="__RefHeading__116_1186684847"/>Este trabalho é dedicado à...<text:bookmark-end text:name="__RefHeading__116_1186684847"/></text:p>
      <text:h text:style-name="P71" text:outline-level="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2"><text:bookmark text:name="__RefHeading__118_1186684847"/>AGRADECIMENTOS<text:bookmark-end text:name="__RefHeading__118_1186684847"/></text:p>
      <text:p text:style-name="Normal"/>
      <text:p text:style-name="Normal"/>
      <text:p text:style-name="Normal"/>
      <text:p text:style-name="Normal"/>
      <text:p text:style-name="Normal"/>
      <text:p text:style-name="Normal"><text:bookmark text:name="__RefHeading__120_1186684847"/>A fulano.<text:bookmark-end text:name="__RefHeading__120_1186684847"/></text:p>
      <text:p text:style-name="Normal"><text:bookmark text:name="__RefHeading__122_1186684847"/>A beltrano.<text:bookmark-end text:name="__RefHeading__122_1186684847"/></text:p>
      <text:p text:style-name="Normal"><text:bookmark text:name="__RefHeading__124_1186684847"/>A sicrano.<text:bookmark-end text:name="__RefHeading__124_1186684847"/></text:p>
      <text:h text:style-name="P72" text:outline-level="4"/>
      <text:h text:style-name="P72" text:outline-level="4"/>
      <text:h text:style-name="P72" text:outline-level="4"/>
      <text:p text:style-name="P35"/>
      <text:h text:style-name="P73" text:outline-level="4"/>
      <text:h text:style-name="P73" text:outline-level="4"/>
      <text:p text:style-name="P28">“Nunca ande pelo caminho traçado, pois ele conduz somente até onde os outros foram”</text:p>
      <text:p text:style-name="P29">Alexandre Graham Bell</text:p>
      <text:p text:style-name="P4"/>
      <text:p text:style-name="P30"/>
      <text:p text:style-name="P30"/>
      <text:p text:style-name="P30"/>
      <text:p text:style-name="P30"/>
      <text:p text:style-name="P30"><text:soft-page-break/></text:p>
      <text:p text:style-name="P31">RESUM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/>
      <text:p text:style-name="P6"/>
      <text:p text:style-name="P6"/>
      <text:h text:style-name="P74" text:outline-level="3">INTRODUÇÃO</text:h>
      <text:p text:style-name="P54"><text:span text:style-name="T21"/></text:p>
      <text:p text:style-name="P65"><text:span text:style-name="T21"><text:tab/></text:span><text:span text:style-name="T9">Em um contexto empresarial, o uso de estratégias de relacionamento que facilitem a comunicação entre empresa e cliente é essencial e constitui um fator que é particularmente importante para as empresas, em razão de que tais estratégias lhes permitem antecipar as necessidades de clientes atuais, bem como identificar as necessidades de clientes em potencial (Peppers; Rogers, 2001).</text:span></text:p>
      <text:p text:style-name="P65"><text:span text:style-name="T9"><text:tab/>Em face o exposto, pode-se relacionar isto ao CRM </text:span><text:span text:style-name="T10">Customer Relationship Management </text:span><text:span text:style-name="T11">ou</text:span><text:span text:style-name="T9"> Gestão de Relacionamento com o Cliente, onde sua </text:span><text:span text:style-name="T9">definição na literatura pode ser encontrada de modos diferentes e não existe um consenso. Para compreender seu significado é necessário extrair das falas dos autores que abordam o tema e conteúdos que se convergem. </text:span></text:p>
      <text:p text:style-name="P66"><text:tab/>Giuliani (2001) apresenta argumento afirmando que “A melhor estratégia é satisfazer com qualidade e eficiência o gosto do cliente”. Almeida et tal (p.86, 2005) corrobora dizendo que o “CRM pode ser definido como gerenciamento contínuo do relacionamento com o cliente, garantindo melhor atendimento, fidelização e novas oportunidades de negócios”. </text:p>
      <text:p text:style-name="P67"><text:tab/>Bretkze (2000) define CRM como um conjunto de conceitos e ferramentas para dar apoio as empresas na elaboração de estratégias para aproximação e manutenção de seus clientes, se utilizando de processos, softwares e hardware para atingir este objetivo.</text:p>
      <text:p text:style-name="P66"><text:tab/>O CRM representa uma forma de apoiar e executar o marketing de relacionamento, obtendo a cada interação com o cliente informações importantes para melhorar essa relação e contribuir para que em cada ponto contato com a empresa suas necessidades sejam atendidas (GUMMESSON apud <text:s/>MELO, 2009). </text:p>
      <text:p text:style-name="P66"><text:tab/>Abarcando as afirmações anteriores a citação a seguir proporciona uma visão mais prática sobre o tema:</text:p>
      <text:p text:style-name="P66"/>
      <text:p text:style-name="P57"><text:span text:style-name="T12">“Se uma organização estiver procurando afinar todos os pontos de contato com a marca, integrando pessoas, processos e tecnologia do ponto de vista do cliente, resultando em valor de longo prazo para a marca, para a lealdade do cliente e rentabilidade, então pode-se ter <text:s/></text:span><text:span text:style-name="T13">certeza de que ela está entendendo o que significa CRM” (LOBO, 2002). </text:span></text:p>
      <text:p text:style-name="P56"/>
      <text:p text:style-name="P9"><text:tab/>Diante do exposto, este trabalho se propõe a desenvolver um sistema direcionado a web que atuará no âmbito do CRM, cujo foco está voltado para o setor <text:soft-page-break/>de telemarketing de uma empresa, o qual está diretamente ligado a necessidade de comunicação da empresa e seus clientes atuais e potenciais e que depende da boa interação entre as partes envolvidas. Neste contexto, o sistema que será apresentado aqui adota ainda o modelo de desenvolvimento Open Source, um modelo de desenvolvimento para o qual existem poucos sistemas CRM disponíveis, que permite o acesso irrestrito ao código-fonte do sistema e que facilidade sua adaptação à futuras necessidades.</text:p>
      <text:p text:style-name="P9"/>
      <text:h text:style-name="Heading_20_3" text:outline-level="3">MOTIVAÇÃO</text:h>
      <text:p text:style-name="P16"><text:span text:style-name="Fonte_20_parág._20_padrão"><text:span text:style-name="T1"/></text:span></text:p>
      <text:p text:style-name="P16"><text:span text:style-name="Fonte_20_parág._20_padrão"><text:span text:style-name="T1"><text:tab/>A motivação para este trabalho surgiu a partir d</text:span></text:span><text:span text:style-name="Fonte_20_parág._20_padrão"><text:span text:style-name="T2">a vivência de um dos membros da equipe como estagiário de uma organização não governamental (ONG) conhecida como AAPPE (Associação dos Amigos e Pais de Pessoas Especiais) que foca o trabalho com pessoas portadoras de necessidades especiais, <text:s/>como forma de preencher a lacuna de um software para gerenciar o recebimento das doações de recursos e com isso agilizar seu processo empresarial.</text:span></text:span></text:p>
      <text:p text:style-name="P16"><text:span text:style-name="Fonte_20_parág._20_padrão"><text:span text:style-name="T2"><text:tab/>A opção pelo modelo de desenvolvimento de um sistema Open Source está principalmente ligada a condição de ONG da instituição para a qual a solução está sendo desenvolvido,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-fonte, inviabilizando sua alteração para atender as necessidades de cada empresa.</text:span></text:span></text:p>
      <text:p text:style-name="P9"/>
      <text:h text:style-name="Heading_20_3" text:outline-level="3">OBJETIVOS</text:h>
      <text:p text:style-name="P7"/>
      <text:p text:style-name="P37"><text:span text:style-name="T19"><text:tab/>A proposta desse trabalho é construir um sistema </text:span><text:span text:style-name="T17">web </text:span><text:span text:style-name="T19">responsável por gerenciar doações de recursos oriundos de pessoas físicas e jurídicas, bem como oferecer funcionalidades de automatização de marketing. A aplicação será divida em duas partes o administrativo e operacional. O administrativo é responsável por gerenciar as contas dos usuários e seus respectivos níveis de acesso. Já o operacional irá controlar todo o histórico de doações feitas pelos indivíduos e empresas e seus dados pessoais, sendo possível cadastrar os doadores de acordo com a filial da instituição mais próxima e com isso ter o controle mais específico das </text:span><text:soft-page-break/><text:span text:style-name="T19">doações. Pode-se com esse sistema cadastrar campanhas e fazer divulgações através de newsletters. </text:span></text:p>
      <text:p text:style-name="P36"/>
      <text:h text:style-name="Heading_20_3" text:outline-level="3">ORGANIZAÇÃO DO TRABALHO</text:h>
      <text:p text:style-name="P38"/>
      <text:p text:style-name="P9"><text:tab/>Este trabalho está dividido em diferentes capítulos de maneira a melhor apresentar a proposta sendo discutida aqui. Encerrada este introdução, o primeiro capítulo irá apresentar de maneira aprofundada as definições e características de sistemas CRM. Em seguida, o segundo capítulo irá apresentar os conceitos relacionados a sistemas Open Source e sua relação com as licenças de software. O terceiro capítulo apresenta o estudo de caso deste trabalho, ou seja, o sistema que foi criado aqui. Por fim serão apresentadas as conclusões referentes ao trabalho realizado aqui e as propostas que podem ser feitas a partir do que foi obti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6">INTRODUÇÃO<text:tab/>8</text:p>
          <text:p text:style-name="P76">MOTIVAÇÃO<text:tab/>9</text:p>
          <text:p text:style-name="P76">OBJETIVOS<text:tab/>9</text:p>
          <text:p text:style-name="P76">ORGANIZAÇÃO DO TRABALHO<text:tab/>10</text:p>
          <text:p text:style-name="P76">1 CUSTOMER RELATIONSHIP MANAGER (CRM)<text:tab/>13</text:p>
          <text:p text:style-name="P63">1.1 Marketing de Relacionamento<text:tab/>13</text:p>
          <text:p text:style-name="P63">1.2 Conceituando CRM<text:tab/>14</text:p>
          <text:p text:style-name="P77">1.2.1 Característica Estratégica<text:tab/>14</text:p>
          <text:p text:style-name="P77">1.2.2 Característica Filosófica<text:tab/>14</text:p>
          <text:p text:style-name="P77">1.2.3 Característica Tecnológica<text:tab/>14</text:p>
          <text:p text:style-name="P63">1.3 Tipos de CRM<text:tab/>16</text:p>
          <text:p text:style-name="P76">2 OPEN SOURCE<text:tab/>17</text:p>
          <text:p text:style-name="P63">2.1 Como Surgiu o Conceito Open Source<text:tab/>17</text:p>
          <text:p text:style-name="P63">2.2 Open Source ou Software Livre<text:tab/>17</text:p>
          <text:p text:style-name="P63">2.3 Principais Licenças de Software<text:tab/>17</text:p>
          <text:p text:style-name="P76">REFERÊNCIAS BIBLIOGRÁFICAS<text:tab/>18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1 CUSTOMER RELATIONSHIP MANAGER (CRM)</text:h>
      <text:h text:style-name="P69" text:outline-level="4">1.1 Marketing de Relacionamento</text:h>
      <text:p text:style-name="P13"><text:tab/>O Marketing de Relacionamento representa uma mudança na área de marketing motivado pelo cenário empresarial das últimas décadas que transformou-se rapidamente seguindo as novas tendências tecnológicas e das formas de se relacionar com os clientes. Se antes o foco era desenvolver e oferecer um produto sem intervenção do consumidor, atualmente o contexto demonstra que os clientes se tornaram fundamentais no processo de elaboração do produto devido a conciêntização dos seus direitos e das exigências em adequar os produtos as suas necessidades (ZEITHAML, 2003). </text:p>
      <text:p text:style-name="P13"><text:tab/>Acrescentando o dito no parágrafo anterior, Ramaswamy (2002) considera que os clientes são participantes ativos do processo de desenvolvimento da empresa porque estes contribuem não só consumindo, mas com críticas e sugestões, de modo que essa comunicação permita as empresas adequar e superar as expectativas do seu mercado consumidor. Para conseguir tais objetivos é indispensável possuir informações sobre cada cliente tendo uma postura de conhecer, captar e assegurá-los diante da variedade de produtos e serviços disponíveis.</text:p>
      <text:p text:style-name="P13"><text:tab/>De acordo com Zeithaml (p.141, 2003) “O objetivo básico do marketing de relacionamento é a construção e a manutenção de uma base de clientes comprometidos que sejam sustentáveis para a organização“. Essa estratégia de manter e inovar clientes conquista mais espaço dentro do mundo corporativo e é necessário estabelecer uma melhoria continua, identificando as situações quando este relacionamento não é mais proveitoso (FREITAS et tal, 2009). Diante dessas definições observa-se uma necessidade de um consolidação do relacionamento com os clientes para que estes continuem assíduos a um produto ou serviço. </text:p>
      <text:p text:style-name="P13"/>
      <text:p text:style-name="P39">“Uma vez que sejam atraídos para dar início a um relacionamento com a empresa, os clientes estarão mais dispostos a permanecer em um relacionamento enquanto estiverem sendo consistentemente supridos com produtos e serviços de qualidade e bom valor ao longo do tempo” (ZEITHAML, p.140, 2003).</text:p>
      <text:p text:style-name="P39"/>
      <text:p text:style-name="P13"><text:tab/>Gerir essa relação de forma a fortalecê-la depende de esforços não só por parte do setor de marketing das organizações, mas todos devem trabalhar para que <text:s text:c="2"/><text:soft-page-break/>haja uma mudança no tratamento dos clientes (AZEVEDO et tal, 2006). Compreender este tema é essencial porque é justamente a inter-relacão do marketing de relacionamento e das tecnologias da informação que dão melhor aplicabilidade e os melhores resultados obtidos na relação com cliente (MELO, 2009). </text:p>
      <text:h text:style-name="Heading_20_4" text:outline-level="4"><text:span text:style-name="T22">1.2 Conceituando CRM</text:span></text:h>
      <text:p text:style-name="P64"><text:span text:style-name="T8"><text:tab/>Como visto na introdução o conceito de CRM é apresentado por diversos pesquisadores e inexiste uma única definição para o relacionamento com o cliente. Os estudos indicam que a temática pode ser compreendida em três características: Estratégica, Filosófica, <text:s/>e Tecnológica (GUEDES, 2010). Tendo em vista o fato de que o tema está subdivido, em seguida será destacada cada particularidade apontada nas pesquisas.</text:span></text:p>
      <text:h text:style-name="Heading_20_5" text:outline-level="5"><text:span text:style-name="T9">1.2.1 Característica Estratégica</text:span></text:h>
      <text:p text:style-name="P16"><text:span text:style-name="T9"/></text:p>
      <text:p text:style-name="P16"><text:span text:style-name="T9"><text:tab/>Segundo Richers (2000) o uso do termo diz respeito, acima de tudo, a característica estratégica que o conceito emprega, a qual define como “Uma estratégia de negócios projetada para elevar a lucratividade e a receita da empresa, por meio do aumento do nível de satisfação daqueles que utilizam os bens e serviços por ela comercializados”. </text:span></text:p>
      <text:p text:style-name="P16"><text:span text:style-name="T9"><text:tab/>Wilson et al (apud Brambilla, 2009) também discursa sobre esta característica e afirma que os principais fatores para o estabelecimento conciso desta relação são a construção de um planejamento, a realização e o acompanhamento do marketing em seus diferentes canais de comunicação (e-mail, telefone, internet, mala-direta etc.), aproximando assim os clientes daqueles que fornecem os serviços que utilizam.</text:span></text:p>
      <text:p text:style-name="P59"><text:span text:style-name="T9"><text:tab/>Neste contexto, uma empresa pode ainda tomar proveito desta aproximação e obter de seus clientes o máximo de dados possível, e com isto, gerar informações que possam ser transformadas em fontes de consulta para traçar o perfil de cada cliente em particular, direcionando a cada um deles os serviços que lhes sejam mais interessantes.</text:span></text:p>
      <text:p text:style-name="P59"><text:span text:style-name="T9"><text:tab/>Shaw (apud Damascena , 2004) apresenta um argumento afirmando que :</text:span></text:p>
      <text:p text:style-name="P55"><text:span text:style-name="T1"/></text:p>
      <text:p text:style-name="P62">“O sucesso da estratégia de CRM depende dos clientes, das suas movimentações comerciais e de outros atores, como os competidores, cujo <text:soft-page-break/>comportamento não é diretamente controlado. Pelo fato de o sucesso da estratégia depender também de agentes não controláveis, os processos e políticas internas da organização devem estar alinhados aos desafios que impõe a estratégia de CRM”.</text:p>
      <text:p text:style-name="P62"/>
      <text:p text:style-name="P58"><text:span text:style-name="T21"><text:tab/>Considerando as citações acima nota-se que é necessario um planejamento das empresas em elaborar processos para melhorar a abordagem com os clientes para que estes estejam satisfeitos em todo o contato que tenha com a empresa e seus canais de comunicação.</text:span></text:p>
      <text:p text:style-name="P62"><text:tab/></text:p>
      <text:h text:style-name="Heading_20_5" text:outline-level="5"><text:span text:style-name="T9">1.2.2 Característica Filosófica</text:span></text:h>
      <text:p text:style-name="Text_20_body"><text:span text:style-name="T9"/></text:p>
      <text:p text:style-name="P64"><text:span text:style-name="T9"><text:tab/>É um processo para manter um relacionamento de longo prazo com os clientes, antecipando suas necessidades para construir e fidelizar um vínculo deste com a empresa tornando-os leais.(ZABLAH et tal, 2004)</text:span></text:p>
      <text:p text:style-name="P64"><text:span text:style-name="T9"><text:tab/>Uma vez convencida de sua filosofia, a empresa pode, aos poucos, começar a modificar seu comportamento em relação aos clientes. Como ponto de partida, pense, por exemplo, quais são os 5 ou 50 principais clientes de sua empresa, aqueles que não podem de forma alguma parar de fazer negócios com você. Aqueles que a empresa não pode se dar ao luxo de perder </text:span><text:span text:style-name="T8">(Peppers; Rogers, 2001).</text:span></text:p>
      <text:p text:style-name="P16"><text:span text:style-name="Fonte_20_parág._20_padrão"><text:span text:style-name="T8"/></text:span></text:p>
      <text:h text:style-name="Heading_20_5" text:outline-level="5"><text:span text:style-name="T9">1.2.3 Característica Tecnológica</text:span></text:h>
      <text:p text:style-name="P16"><text:span text:style-name="T1"><text:tab/></text:span><text:span text:style-name="Fonte_20_parág._20_padrão1"><text:span text:style-name="T25"> </text:span></text:span></text:p>
      <text:p text:style-name="P16"><text:span text:style-name="Fonte_20_parág._20_padrão"><text:span text:style-name="T1"><text:tab/>O CRM <text:s/>Tecnológico atua como o elemento que une todas estas teorias e as aplica ao contexto da Tecnologia da Informação. De fato, são os recursos de TI que gerem os dados coletados e estreitam a relação cliente/empresa e que proporcionam os relatórios que são essenciais ao processo de gerenciamento de uma empresa. Um exemplo disto, tomando como base a definição expressa por Hansotia apud Brambilla (2009) para o CRM <text:s/>tecnológico que é apresentada na Tabela 1, se reflete nas diferentes técnicas de banco de dados que são utilizadas para extrair informações e na diversidade de sistemas existentes.</text:span></text:span></text:p>
      <text:p text:style-name="P16"><text:span text:style-name="Fonte_20_parág._20_padrão"><text:span text:style-name="T1"/></text:span></text:p>
      <text:p text:style-name="P16"><text:span text:style-name="Fonte_20_parág._20_padrão"><text:span text:style-name="T8"><text:tab/>Estes três pontos de vista do CRM estão expressas na Tabela 1 a partir da visão de diferentes autores.</text:span></text:span></text:p>
      <text:p text:style-name="P47"><text:span text:style-name="T18"/>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68">Abordagem</text:p>
          </table:table-cell>
          <table:table-cell table:style-name="Tabela1.A1" office:value-type="string">
            <text:p text:style-name="P68">Definição</text:p>
          </table:table-cell>
          <table:table-cell table:style-name="Tabela1.C1" office:value-type="string">
            <text:p text:style-name="P68">Autores</text:p>
          </table:table-cell>
        </table:table-row>
        <table:table-row>
          <table:table-cell table:style-name="Tabela1.A2" table:number-rows-spanned="2" office:value-type="string">
            <text:p text:style-name="P68">CRM como filosofia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2"/>
          </table:table-cell>
        </table:table-row>
        <table:table-row>
          <table:covered-table-cell/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46"/>
          </table:table-cell>
        </table:table-row>
        <table:table-row>
          <table:table-cell table:style-name="Tabela1.A2" table:number-rows-spanned="2" office:value-type="string">
            <text:p text:style-name="P68">CRM como uma estratégia</text:p>
          </table:table-cell>
          <table:table-cell table:style-name="Tabela1.A2" office:value-type="string">
            <text:p text:style-name="P10">Uma estratégia de negócios projetada para elevar a lucratividade e a receita da empresa, por meio do aumento do nível de satisfação daqueles que utilizam os bens e serviços por ela comercializados.</text:p>
          </table:table-cell>
          <table:table-cell table:style-name="Tabela1.C2" office:value-type="string">
            <text:p text:style-name="P46">Richers (2000)</text:p>
          </table:table-cell>
        </table:table-row>
        <table:table-row table:style-name="Tabela1.5">
          <table:covered-table-cell/>
          <table:table-cell table:style-name="Tabela1.A2" office:value-type="string">
            <text:p text:style-name="P10">E o fator principal para que isto seja realizado de forma concisa é possuir um conjunto de processos e ferramentas de suporte ao planejamento, execução e monitoramento dos clientes, distribuidores e interação nos canais de marketing.</text:p>
          </table:table-cell>
          <table:table-cell table:style-name="Tabela1.C2" office:value-type="string">
            <text:p text:style-name="P52">Wilson et al apud Brambilla (2009)</text:p>
          </table:table-cell>
        </table:table-row>
        <table:table-row>
          <table:table-cell table:style-name="Tabela1.A2" table:number-rows-spanned="2" office:value-type="string">
            <text:p text:style-name="P68">CRM como ferramenta tecnológica</text:p>
          </table:table-cell>
          <table:table-cell table:style-name="Tabela1.A2" office:value-type="string">
            <text:p text:style-name="P9">“o elemento facilitador na execução da estratégia de CRM”</text:p>
          </table:table-cell>
          <table:table-cell table:style-name="Tabela1.C2" office:value-type="string">
            <text:p text:style-name="P2">Hansotia apud Brambilla (2009)</text:p>
          </table:table-cell>
        </table:table-row>
        <table:table-row>
          <table:covered-table-cell/>
          <table:table-cell table:style-name="Tabela1.A2" office:value-type="string">
            <text:p text:style-name="P1">“canais habilitados de TI como a Internet, permitem o diálogo one-to-one com atuais e possíveis clientes, mediante negociação individual”</text:p>
          </table:table-cell>
          <table:table-cell table:style-name="Tabela1.C2" office:value-type="string">
            <text:p text:style-name="P52">Wilson, Daniel, McDonald apud (Brambilla, 2009).</text:p>
          </table:table-cell>
        </table:table-row>
      </table:table>
      <text:p text:style-name="P48"><text:span text:style-name="T18"/></text:p>
      <text:p text:style-name="P48"><text:span text:style-name="T18">Tabela </text:span><text:span text:style-name="T18"><text:sequence text:ref-name="refTable0" text:name="Table" text:formula="ooow:Table+1" style:num-format="1">1</text:sequence></text:span><text:span text:style-name="T18">: Diferentes ênfases da CRM (Adaptado de Guedes, H. A. Utilização de Sistemas CRM Como Instrumento de Atendimento ao Decreto 6.523/2008, 2010)</text:span></text:p>
      <text:p text:style-name="P48"><text:span text:style-name="T18"/></text:p>
      <text:p text:style-name="P34"><text:tab/>A adoção das ferramentas tecnológicas de CRM nas organizações não é garantia de sucesso na relação com o cliente. São importantes para administrar, mas juntamente com esta solução os gestores precisam de um planejamento para definir uma nova postura frente ao clientes e ainda mais com o seu negócio porque com o comprometimento de todos os colaboradores em prestar um bom atendimento isso será refletido na satisfação do cliente (GARRAFONI <text:s/>et tal, 2005).</text:p>
      <text:h text:style-name="Heading_20_4" text:outline-level="4"><text:span text:style-name="T22">1.3 Tipos de CRM</text:span></text:h>
      <text:p text:style-name="Text_20_body"><text:span text:style-name="T22"/></text:p>
      <text:p text:style-name="P60"><text:span text:style-name="T14"/></text:p>
      <text:h text:style-name="Heading_20_3" text:outline-level="3"/>
      <text:h text:style-name="Heading_20_3" text:outline-level="3"/>
      <text:p text:style-name="Text_20_body"/>
      <text:h text:style-name="Heading_20_3" text:outline-level="3"><text:soft-page-break/>2 OPEN SOURCE</text:h>
      <text:h text:style-name="Heading_20_4" text:outline-level="4">2.1 Como Surgiu o Conceito Open Source</text:h>
      <text:h text:style-name="Heading_20_4" text:outline-level="4">2.2 Open Source ou Software Livre</text:h>
      <text:h text:style-name="Heading_20_4" text:outline-level="4">2.3 Principais Licenças de Software</text:h>
      <text:h text:style-name="Heading_20_4" text:outline-level="4"/>
      <text:p text:style-name="Text_20_body"/>
      <text:p text:style-name="Text_20_body"/>
      <text:p text:style-name="P9"/>
      <text:h text:style-name="P75" text:outline-level="3">REFERÊNCIAS BIBLIOGRÁFICAS</text:h>
      <text:p text:style-name="P11"/>
      <text:p text:style-name="P12"/>
      <text:p text:style-name="P17"><text:span text:style-name="Fonte_20_parág._20_padrão"><text:span text:style-name="T7">PEPPERS AND ROGERS GROUP. CRM Series – Marketing 1to1 – 2ª edição. </text:span></text:span><text:span text:style-name="Fonte_20_parág._20_padrão"><text:span text:style-name="T1">São Paulo: Makron books, 2001.</text:span></text:span></text:p>
      <text:p text:style-name="P10"/>
      <text:p text:style-name="P10">RICHERS, Raimar. Marketing uma visão brasileira. São Paulo: Negócio Editora, 2000.</text:p>
      <text:p text:style-name="P10"/>
      <text:p text:style-name="P10">BRAMBILLA, Flávio Régio. Gestão do Relacionamento com Clientes (CRM): Indicadores Tecnológicos. Revista Ciências Exatas e Naturais, Vol.11 no 1, Jan/Jun 2009.</text:p>
      <text:p text:style-name="P10"/>
      <text:p text:style-name="P17"><text:span text:style-name="Fonte_20_parág._20_padrão"><text:span text:style-name="T1">ANDRADE, M. G. V. Organizações Do Terceiro Setor: Estratégias para Captação De Recursos Junto Às Empresas Privadas. </text:span></text:span><text:span text:style-name="Emphasis"><text:span text:style-name="T16">Mestrado em engenharia de Produção – UFSC. 2002.</text:span></text:span></text:p>
      <text:p text:style-name="P10"/>
      <text:p text:style-name="P10">ZEITHAML, VALARIE A. Marketing de serviços: a empresa com foco no cliente. - 2.ed. - Porto Alegre: Bookman, 2003.</text:p>
      <text:p text:style-name="P10"/>
      <text:p text:style-name="P10">FREITAS, A. A. F. O CRM na Iniciação, Manutenção e Finalização de Relacionamentos Comerciais em Provedores de Serviços Bancários – Estudo de Caso . Revista do Mestrado em Administração e Desenvolvimento Empresarial da Universidade Estácio de Sá – Rio de Janeiro , ano 9, v.13, n.1, p. 76- 92, janeiro/abril, 2009.</text:p>
      <text:p text:style-name="P10"/>
      <text:p text:style-name="P10">AZEVEDO et al. – O Uso de ERP e CRM no Suporte à Gestão da Demanda em Ambientes de Produção Make-to-Stock . Gestão &amp; Produção v.13, n.2, p.179-190, mai.-ago. 2006 .</text:p>
      <text:p text:style-name="P10"/>
      <text:p text:style-name="P10">ALMEIDA, F. C. et tal. Caderno de Pesquisas em Administração, São Paulo, v. 12, n. 2, p. 85-97, abril/junho 2005.</text:p>
      <text:p text:style-name="P10"/>
      <text:p text:style-name="P14">BRETZKE, M. Marketing de relacionamento em tempo real com CRM. São Paulo: Atlas, 2000.</text:p>
      <text:p text:style-name="P14"/>
      <text:p text:style-name="P14">LOBO, Alexandre. (2002) Marketing de Relacionamento. São Paulo, Seminários SSJ, 2002.</text:p>
      <text:p text:style-name="P10"/>
      <text:p text:style-name="P10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<text:p text:style-name="P10"/>
      <text:p text:style-name="P10">DAMACENA, C. et tal. Estratégia de CRM: O Desafio da Implantação. Anais do Congresso Anual de Tecnologia de Informação – CATI 2004 – FGV-EAESP</text:p>
      <text:p text:style-name="P10"/>
      <text:p text:style-name="P10">ZABLAH, A.R.; BELLENGER, D.N.; JOHNSTON, W.J. An evaluation of divergent</text:p>
      <text:p text:style-name="P10">perspectives on customer relationship management: towards a common</text:p>
      <text:p text:style-name="P10">understanding of an emerging phenomenon. Industrial Marketing Management, v.33,</text:p>
      <text:p text:style-name="P10">Iss.6, p.475-489, 2004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2" svg:font-family="Arial" style:font-family-generic="swiss"/>
    <style:font-face style:name="Cantarell" svg:font-family="Cantarell" style:font-family-generic="swiss"/>
    <style:font-face style:name="FreeSans" svg:font-family="FreeSans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 Condensed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hyphenation-ladder-count="no-limit" style:shadow="none">
        <style:tab-stops/>
      </style:paragraph-properties>
      <style:text-properties style:font-name="Arial1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 fo:hyphenation-ladder-count="no-limit"/>
      <style:text-properties fo:color="#000000" style:font-name="Arial" fo:font-weight="bold" style:font-weight-asian="bold" style:font-name-complex="Arial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align="justify" style:justify-single-word="false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style:font-name="Ari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mphasis" style:family="text">
      <style:text-properties fo:font-style="italic" style:font-style-asian="italic" style:font-style-complex="italic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1" style:display-name="Fonte parág. padrão1" style:family="text"/>
    <style:style style:name="Ref._20_de_20_nota_20_de_20_rodapé1" style:display-name="Ref. de nota de rodapé1" style:family="text" style:parent-style-name="Fonte_20_parág._20_padrão1">
      <style:text-properties style:text-position="100% 100%" fo:font-size="8pt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MP1" style:page-layout-name="Mpm2"/>
    <style:master-page style:name="MPF1" style:page-layout-name="Mpm3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2"/>
    <style:master-page style:name="MPF2" style:page-layout-name="Mpm3" style:next-style-name="MP2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EREIRA</meta:initial-creator>
    <meta:creation-date>2011-09-14T15:11:00Z</meta:creation-date>
    <dc:date>2011-11-22T00:14:19</dc:date>
    <meta:editing-cycles>463</meta:editing-cycles>
    <meta:editing-duration>P1DT5H29M4S</meta:editing-duration>
    <dc:creator>Thales Pereira</dc:creator>
    <meta:document-statistic meta:table-count="1" meta:image-count="0" meta:object-count="0" meta:page-count="17" meta:paragraph-count="135" meta:word-count="2631" meta:character-count="17248" meta:non-whitespace-character-count="14682"/>
    <meta:template xlink:type="simple" xlink:actuate="onRequest" xlink:title="" xlink:href="../Captação%20de%20Recursos%20Através%20de%20um%20CRM%20Open%20Source.odt/Normal"/>
  </office:meta>
</office:document-meta>
</file>